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5cm" svg:x2="1cm" svg:y2="8.795cm">
          <text:p/>
        </draw:line>
        <draw:line draw:style-name="gr13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9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75cm" svg:x2="1cm" svg:y2="8.775cm">
          <text:p/>
        </draw:line>
        <draw:line draw:style-name="gr13" draw:text-style-name="P6" draw:layer="layout" svg:x1="1.5cm" svg:y1="8.259cm" svg:x2="1.5cm" svg:y2="8.759cm">
          <text:p/>
        </draw:lin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2:06.840000000</dc:date>
    <meta:editing-duration>PT9M24S</meta:editing-duration>
    <meta:editing-cycles>19</meta:editing-cycles>
    <meta:generator>LibreOffice/7.5.0.3$Windows_X86_64 LibreOffice_project/c21113d003cd3efa8c53188764377a8272d9d6de</meta:generator>
    <meta:document-statistic meta:object-count="78"/>
  </office:meta>
</office:document-meta>
</file>